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OpenSymbol" svg:font-family="OpenSymbo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11.03cm" style:rel-column-width="6253*"/>
    </style:style>
    <style:style style:name="Table1.B" style:family="table-column">
      <style:table-column-properties style:column-width="6.56cm" style:rel-column-width="3719*"/>
    </style:style>
    <style:style style:name="Table1.A1" style:family="table-cell">
      <style:table-cell-properties fo:padding="0.097cm" fo:border="0.002cm solid #ffffff"/>
    </style:style>
    <style:style style:name="Table1.B1" style:family="table-cell">
      <style:table-cell-properties fo:padding="0.097cm" fo:border-left="0.002cm solid #b2b2b2" fo:border-right="0.002cm solid #ffffff" fo:border-top="0.002cm solid #ffffff" fo:border-bottom="0.002cm solid #ffffff"/>
    </style:style>
    <style:style style:name="Table2" style:family="table">
      <style:table-properties style:width="17.59cm" table:align="margins" style:shadow="none"/>
    </style:style>
    <style:style style:name="Table2.A" style:family="table-column">
      <style:table-column-properties style:column-width="3.787cm" style:rel-column-width="2147*"/>
    </style:style>
    <style:style style:name="Table2.B" style:family="table-column">
      <style:table-column-properties style:column-width="13.802cm" style:rel-column-width="7825*"/>
    </style:style>
    <style:style style:name="Table2.1" style:family="table-row">
      <style:table-row-properties style:min-row-height="2.45cm"/>
    </style:style>
    <style:style style:name="Table2.A1" style:family="table-cell">
      <style:table-cell-properties fo:padding="0.097cm" fo:border-left="0.002cm solid #ffffff" fo:border-right="none" fo:border-top="0.002cm solid #b2b2b2" fo:border-bottom="0.002cm solid #ffffff"/>
    </style:style>
    <style:style style:name="Table2.B1" style:family="table-cell">
      <style:table-cell-properties fo:padding="0.097cm" fo:border-left="0.002cm solid #ffffff" fo:border-right="0.002cm solid #ffffff" fo:border-top="0.002cm solid #b2b2b2" fo:border-bottom="0.002cm solid #ffffff"/>
    </style:style>
    <style:style style:name="Table3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.787cm" style:rel-column-width="2147*"/>
    </style:style>
    <style:style style:name="Table3.B" style:family="table-column">
      <style:table-column-properties style:column-width="5.008cm" style:rel-column-width="2839*"/>
    </style:style>
    <style:style style:name="Table3.C" style:family="table-column">
      <style:table-column-properties style:column-width="4.352cm" style:rel-column-width="2467*"/>
    </style:style>
    <style:style style:name="Table3.D" style:family="table-column">
      <style:table-column-properties style:column-width="4.443cm" style:rel-column-width="2519*"/>
    </style:style>
    <style:style style:name="Table3.1" style:family="table-row">
      <style:table-row-properties style:min-row-height="3.877cm"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97cm" fo:border-left="0.002cm solid #ffffff" fo:border-right="none" fo:border-top="0.002cm solid #b2b2b2" fo:border-bottom="0.002cm solid #ffffff" style:writing-mode="page">
        <style:background-image/>
      </style:table-cell-properties>
    </style:style>
    <style:style style:name="Table3.D1" style:family="table-cell">
      <style:table-cell-properties style:vertical-align="" fo:background-color="transparent" fo:padding="0.097cm" fo:border-left="0.002cm solid #ffffff" fo:border-right="0.002cm solid #ffffff" fo:border-top="0.002cm solid #b2b2b2" fo:border-bottom="0.002cm solid #ffffff" style:writing-mode="page">
        <style:background-image/>
      </style:table-cell-properties>
    </style:style>
    <style:style style:name="Table4" style:family="table">
      <style:table-properties style:width="17.59cm" table:align="margins" style:shadow="none"/>
    </style:style>
    <style:style style:name="Table4.A" style:family="table-column">
      <style:table-column-properties style:column-width="3.787cm" style:rel-column-width="2147*"/>
    </style:style>
    <style:style style:name="Table4.B" style:family="table-column">
      <style:table-column-properties style:column-width="5.008cm" style:rel-column-width="2839*"/>
    </style:style>
    <style:style style:name="Table4.C" style:family="table-column">
      <style:table-column-properties style:column-width="4.352cm" style:rel-column-width="2467*"/>
    </style:style>
    <style:style style:name="Table4.D" style:family="table-column">
      <style:table-column-properties style:column-width="4.443cm" style:rel-column-width="2519*"/>
    </style:style>
    <style:style style:name="Table4.1" style:family="table-row">
      <style:table-row-properties style:min-row-height="2.117cm"/>
    </style:style>
    <style:style style:name="Table4.A1" style:family="table-cell">
      <style:table-cell-properties fo:padding="0cm" fo:border-left="0.002cm solid #000000" fo:border-right="none" fo:border-top="0.002cm solid #000000" fo:border-bottom="0.002cm solid #b2b2b2"/>
    </style:style>
    <style:style style:name="Table4.D1" style:family="table-cell">
      <style:table-cell-properties fo:padding="0cm" fo:border-left="0.002cm solid #000000" fo:border-right="0.002cm solid #000000" fo:border-top="0.002cm solid #000000" fo:border-bottom="0.002cm solid #b2b2b2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787cm" style:rel-column-width="2147*"/>
    </style:style>
    <style:style style:name="Table5.B" style:family="table-column">
      <style:table-column-properties style:column-width="10.338cm" style:rel-column-width="5861*"/>
    </style:style>
    <style:style style:name="Table5.C" style:family="table-column">
      <style:table-column-properties style:column-width="3.464cm" style:rel-column-width="1964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4.125cm" style:rel-column-width="8008*"/>
    </style:style>
    <style:style style:name="Table6.B" style:family="table-column">
      <style:table-column-properties style:column-width="3.464cm" style:rel-column-width="1964*"/>
    </style:style>
    <style:style style:name="Table6.1" style:family="table-row">
      <style:table-row-properties style:min-row-height="2.607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59cm" table:align="margins" style:shadow="none"/>
    </style:style>
    <style:style style:name="Table8.A" style:family="table-column">
      <style:table-column-properties style:column-width="3.787cm" style:rel-column-width="2147*"/>
    </style:style>
    <style:style style:name="Table8.B" style:family="table-column">
      <style:table-column-properties style:column-width="5.008cm" style:rel-column-width="2839*"/>
    </style:style>
    <style:style style:name="Table8.C" style:family="table-column">
      <style:table-column-properties style:column-width="4.352cm" style:rel-column-width="2467*"/>
    </style:style>
    <style:style style:name="Table8.D" style:family="table-column">
      <style:table-column-properties style:column-width="4.443cm" style:rel-column-width="2519*"/>
    </style:style>
    <style:style style:name="Table8.1" style:family="table-row">
      <style:table-row-properties style:min-row-height="3.877cm"/>
    </style:style>
    <style:style style:name="Table8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e8.D1" style:family="table-cell">
      <style:table-cell-properties fo:padding="0.097cm" fo:border="0.002cm solid #ffffff"/>
    </style:style>
    <style:style style:name="P1" style:family="paragraph" style:parent-style-name="Text_20_body" style:list-style-name="L23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2" style:family="paragraph" style:parent-style-name="Text_20_body" style:list-style-name="L24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3" style:family="paragraph" style:parent-style-name="Text_20_body" style:list-style-name="L25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4" style:family="paragraph" style:parent-style-name="Text_20_body" style:list-style-name="L27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5" style:family="paragraph" style:parent-style-name="Text_20_body" style:list-style-name="L28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6" style:family="paragraph" style:parent-style-name="Text_20_body" style:list-style-name="L29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7" style:family="paragraph" style:parent-style-name="Text_20_body" style:list-style-name="L15">
      <style:paragraph-properties fo:margin-left="0cm" fo:margin-right="0cm" fo:margin-top="0cm" fo:margin-bottom="0cm" style:line-height-at-least="0.356cm" fo:text-align="center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8" style:family="paragraph" style:parent-style-name="Text_20_body" style:list-style-name="L21">
      <style:paragraph-properties fo:margin-left="0cm" fo:margin-right="0cm" fo:margin-top="0cm" fo:margin-bottom="0cm" style:line-height-at-least="0.356cm" fo:text-align="center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9" style:family="paragraph" style:parent-style-name="Text_20_body" style:list-style-name="L22">
      <style:paragraph-properties fo:margin-left="0cm" fo:margin-right="0cm" fo:margin-top="0cm" fo:margin-bottom="0cm" style:line-height-at-least="0.356cm" fo:text-align="center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line-height-at-least="0.4cm" fo:text-align="center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line-height-at-least="0.4cm" fo:text-align="center" style:justify-single-word="false" fo:text-indent="0cm" style:auto-text-indent="false" fo:padding="0cm" fo:border="none"/>
      <style:text-properties fo:font-variant="normal" fo:text-transform="none" fo:letter-spacing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line-height-at-least="0.4cm" fo:text-align="center" style:justify-single-word="false" fo:text-indent="0cm" style:auto-text-indent="false" fo:padding="0cm" fo:border="none"/>
    </style:style>
    <style:style style:name="P13" style:family="paragraph" style:parent-style-name="Heading_20_1">
      <style:text-properties fo:font-variant="normal" fo:text-transform="none" fo:color="#333333" style:font-name="Georgia" fo:font-size="30.2999992370605pt" fo:letter-spacing="0.067cm" fo:font-style="normal" fo:font-weight="normal"/>
    </style:style>
    <style:style style:name="P14" style:family="paragraph" style:parent-style-name="Heading_20_2">
      <style:text-properties fo:font-variant="normal" fo:text-transform="none" fo:color="#333333" style:font-name="Georgia" fo:font-size="12.6499996185303pt" fo:letter-spacing="normal" fo:font-style="italic" fo:font-weight="normal"/>
    </style:style>
    <style:style style:name="P15" style:family="paragraph" style:parent-style-name="Heading_20_2">
      <style:text-properties fo:font-variant="normal" fo:text-transform="none" fo:color="#333333" style:font-name="Georgia" fo:font-size="12.6499996185303pt" fo:letter-spacing="normal" fo:font-style="normal" fo:font-weight="normal"/>
    </style:style>
    <style:style style:name="P16" style:family="paragraph" style:parent-style-name="Heading_20_2">
      <style:paragraph-properties fo:text-align="center" style:justify-single-word="false"/>
      <style:text-properties fo:font-variant="normal" fo:text-transform="none" fo:color="#333333" style:font-name="Georgia" fo:font-size="12.6499996185303pt" fo:letter-spacing="normal" fo:font-style="normal" fo:font-weight="normal"/>
    </style:style>
    <style:style style:name="P17" style:family="paragraph" style:parent-style-name="Heading_20_2">
      <style:text-properties fo:font-variant="normal" fo:text-transform="none" fo:letter-spacing="normal" fo:font-weight="normal"/>
    </style:style>
    <style:style style:name="P18" style:family="paragraph" style:parent-style-name="Heading_20_2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333333" style:font-name="Georgia" fo:font-size="12.6499996185303pt" fo:letter-spacing="normal" fo:font-style="normal" fo:font-weight="normal"/>
    </style:style>
    <style:style style:name="P19" style:family="paragraph" style:parent-style-name="Heading_20_2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333333" style:font-name="Georgia" fo:font-size="12.6499996185303pt" fo:letter-spacing="0.044cm" fo:font-style="italic" fo:font-weight="normal"/>
    </style:style>
    <style:style style:name="P20" style:family="paragraph" style:parent-style-name="Heading_20_3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333333" style:font-name="Georgia" fo:font-size="10.1000003814697pt" fo:letter-spacing="normal" fo:font-style="normal" fo:font-weight="normal"/>
    </style:style>
    <style:style style:name="P21" style:family="paragraph" style:parent-style-name="Heading_20_3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333333" style:font-name="Georgia" fo:font-size="10.1000003814697pt" fo:letter-spacing="normal" fo:font-style="normal" fo:font-weight="normal"/>
    </style:style>
    <style:style style:name="P22" style:family="paragraph" style:parent-style-name="Heading_20_3" style:list-style-name="L30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333333" style:font-name="Georgia" fo:font-size="8.19999980926514pt" fo:letter-spacing="normal" fo:font-style="normal" fo:font-weight="normal"/>
    </style:style>
    <style:style style:name="P23" style:family="paragraph" style:parent-style-name="Heading_20_3">
      <style:paragraph-properties fo:margin-left="0cm" fo:margin-right="0cm" fo:margin-top="0cm" fo:margin-bottom="0.222cm" fo:text-align="start" style:justify-single-word="false" fo:text-indent="0cm" style:auto-text-indent="false" fo:padding="0cm" fo:border="none"/>
      <style:text-properties fo:font-variant="normal" fo:text-transform="none" fo:color="#333333" style:font-name="Georgia" fo:font-size="10.1000003814697pt" fo:letter-spacing="normal" fo:font-style="normal" fo:font-weight="normal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margin-left="0cm" fo:margin-right="0cm" style:line-height-at-least="0.534cm" fo:text-align="start" style:justify-single-word="false" fo:text-indent="0cm" style:auto-text-indent="false"/>
      <style:text-properties fo:font-variant="normal" fo:text-transform="none" fo:color="#444444" style:font-name="Georgia" fo:font-size="12pt" fo:letter-spacing="normal" fo:font-style="normal" fo:font-weight="normal"/>
    </style:style>
    <style:style style:name="P26" style:family="paragraph" style:parent-style-name="Heading_20_4">
      <style:text-properties fo:font-variant="normal" fo:text-transform="none" fo:color="#333333" style:font-name="Georgia" fo:font-size="10.1000003814697pt" fo:letter-spacing="normal" fo:font-style="normal" fo:font-weight="normal"/>
    </style:style>
    <style:style style:name="P27" style:family="paragraph" style:parent-style-name="Heading_20_4">
      <style:paragraph-properties fo:margin-left="0cm" fo:margin-right="0cm" fo:margin-top="0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333333" style:font-name="Georgia" fo:font-size="10.1000003814697pt" fo:letter-spacing="normal" fo:font-style="normal" fo:font-weight="normal"/>
    </style:style>
    <style:style style:name="P28" style:family="paragraph" style:parent-style-name="Heading_20_4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333333" style:font-name="Georgia" fo:font-size="10.1000003814697pt" fo:letter-spacing="normal" fo:font-style="normal" fo:font-weight="normal"/>
    </style:style>
    <style:style style:name="P29" style:family="paragraph" style:parent-style-name="Heading_20_5">
      <style:paragraph-properties fo:margin-left="0cm" fo:margin-right="0cm" fo:margin-top="0.222cm" fo:margin-bottom="0cm" style:line-height-at-least="0.356cm" fo:text-align="start" style:justify-single-word="false" fo:text-indent="0cm" style:auto-text-indent="false" fo:padding="0cm" fo:border="none"/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color="#444444" style:font-name="Georgia" fo:font-size="8.19999980926514pt" fo:font-style="normal"/>
    </style:style>
    <style:style style:name="T3" style:family="text">
      <style:text-properties fo:font-variant="normal" fo:text-transform="none" fo:color="#444444" style:font-name="Georgia" fo:font-size="8.19999980926514pt" fo:letter-spacing="normal" fo:font-style="normal" fo:font-weight="normal"/>
    </style:style>
    <style:style style:name="T4" style:family="text">
      <style:text-properties fo:font-variant="normal" fo:text-transform="none" fo:color="#990003" style:font-name="Georgia" fo:font-size="10.1000003814697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-0.499cm" text:min-label-width="0.499cm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3" text:outline-level="1">JENNA QUINT</text:h>
            <text:h text:style-name="P19" text:outline-level="2">DIGITAL MEDIA, ACCOUNT EXECUTIVE</text:h>
            <text:p text:style-name="Table_20_Contents"/>
          </table:table-cell>
          <table:table-cell table:style-name="Table1.B1" office:value-type="string">
            <text:h text:style-name="Heading_20_3" text:outline-level="3"><text:a xlink:type="simple" xlink:href="mailto:jennaquint1@gmail.com"><text:span text:style-name="T4">jennaquint1@gmail.com</text:span></text:a></text:h>
            <text:h text:style-name="P21" text:outline-level="3">(647) 967-5747</text:h>
            <text:p text:style-name="Table_20_Contents">LinkedIn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14" text:outline-level="2">Profile</text:h>
            <text:p text:style-name="Table_20_Contents"/>
          </table:table-cell>
          <table:table-cell table:style-name="Table2.B1" office:value-type="string">
            <text:p text:style-name="P25"/>
            <text:p text:style-name="P25">Results driven marketer, with a passion for technology. Combines analytical skills, curiosity and an interest in people, to forge strong client relationships and oversee the creation of strategic marketing campaigns.</text:p>
            <text:p text:style-name="P2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P14" text:outline-level="2">Skills</text:h>
            <text:h text:style-name="P17" text:outline-level="2"/>
          </table:table-cell>
          <table:table-cell table:style-name="Table3.A1" office:value-type="string">
            <text:h text:style-name="P16" text:outline-level="2">Digital Campaign Development</text:h>
            <text:p text:style-name="P11"><text:span text:style-name="T2">Proven ability to develop, manage and report on data driven campaigns that exceed client KPI's.</text:span></text:p>
          </table:table-cell>
          <table:table-cell table:style-name="Table3.A1" office:value-type="string">
            <text:h text:style-name="P16" text:outline-level="2">Creativity</text:h>
            <text:p text:style-name="P10">Identifying challenges and developing creative solutions that best leverage the available assets.</text:p>
            <text:h text:style-name="P17" text:outline-level="2"/>
          </table:table-cell>
          <table:table-cell table:style-name="Table3.D1" office:value-type="string">
            <text:h text:style-name="P16" text:outline-level="2">Relationship Building</text:h>
            <text:p text:style-name="P10">Excellent at developing and nurturing long-term client relationships, and enjoys working with members of a team.</text:p>
            <text:h text:style-name="P17" text:outline-level="2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h text:style-name="P14" text:outline-level="2">Platforms Utilized</text:h>
            <text:p text:style-name="Table_20_Contents"/>
          </table:table-cell>
          <table:table-cell table:style-name="Table4.A1" office:value-type="string">
            <text:list xml:id="list5140460533068298120" text:style-name="L15">
              <text:list-header>
                <text:p text:style-name="P7"/>
                <text:p text:style-name="P7"/>
                <text:p text:style-name="P7">Sysomos</text:p>
                <text:p text:style-name="P7">Sprout Social</text:p>
              </text:list-header>
            </text:list>
            <text:p text:style-name="Table_20_Contents"/>
          </table:table-cell>
          <table:table-cell table:style-name="Table4.A1" office:value-type="string">
            <text:list xml:id="list4449361841946086327" text:style-name="L21">
              <text:list-header>
                <text:p text:style-name="P8"/>
                <text:p text:style-name="P8"/>
                <text:p text:style-name="P8">Facebook/Twitter ads</text:p>
                <text:p text:style-name="P8">Facebook Insights</text:p>
              </text:list-header>
            </text:list>
            <text:p text:style-name="Table_20_Contents"/>
          </table:table-cell>
          <table:table-cell table:style-name="Table4.D1" office:value-type="string">
            <text:list xml:id="list5808319404809471829" text:style-name="L22">
              <text:list-header>
                <text:p text:style-name="P9"/>
                <text:p text:style-name="P9"/>
                <text:p text:style-name="P9">Google AdWords</text:p>
                <text:p text:style-name="P9">Analytics</text:p>
              </text:list-header>
            </text:list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h text:style-name="P14" text:outline-level="2">Experience</text:h>
            <text:p text:style-name="Table_20_Contents"/>
          </table:table-cell>
          <table:table-cell table:style-name="Table5.A1" office:value-type="string">
            <text:h text:style-name="P15" text:outline-level="2">Hooplah</text:h>
            <text:h text:style-name="P23" text:outline-level="3">Account Executive, <text:span text:style-name="T1">Toronto</text:span></text:h>
            <text:h text:style-name="P29" text:outline-level="5">Responsible for:</text:h>
            <text:list xml:id="list806003522096968452" text:style-name="L23">
              <text:list-item>
                <text:p text:style-name="P1"><text:bookmark text:name="responsibilities"/>day-to-day communication and maintenance of multiple long-term client relationships</text:p>
              </text:list-item>
              <text:list-item>
                <text:p text:style-name="P1">staying abreast of the latest digital trends, platforms and ad units</text:p>
              </text:list-item>
              <text:list-item>
                <text:p text:style-name="P1">researching client goals, target markets and market trends in order to develop and grow digital campaigns</text:p>
              </text:list-item>
              <text:list-item>
                <text:p text:style-name="P1">working with members of the SEM, social content, design and account team to help create and implement digital programs designed to maximize client KPI’s</text:p>
              </text:list-item>
              <text:list-item>
                <text:p text:style-name="P1">working with media vendors to design and implement digital programs</text:p>
              </text:list-item>
              <text:list-item>
                <text:p text:style-name="P1">overseeing the design and implementation of social content strategies</text:p>
              </text:list-item>
              <text:list-item>
                <text:p text:style-name="P1">project management of ongoing digital programs</text:p>
              </text:list-item>
              <text:list-item>
                <text:p text:style-name="P1">compiling and presenting monthly/quarterly campaign reports managing 2 designers, 3 SEM specialists, 1 copy writer, 1 account co-ordinator, 1 intern</text:p>
              </text:list-item>
            </text:list>
            <text:h text:style-name="P29" text:outline-level="5">Campaigns:</text:h>
            <text:list xml:id="list1228847047725594730" text:style-name="L24">
              <text:list-item>
                <text:p text:style-name="P2"><text:bookmark text:name="experiences"/>Researched and project managed a digital campaign that drove 6,000 Facebook fans, 400 Twitter followers, 55,000 video views and 35,000,000+ ad impressions</text:p>
              </text:list-item>
              <text:list-item>
                <text:p text:style-name="P2">Oversaw the design and development of two websites and 10+ tabs</text:p>
              </text:list-item>
              <text:list-item>
                <text:p text:style-name="P2">Managed a sampling campaign that drove 30,000+ Facebook likes</text:p>
              </text:list-item>
              <text:list-item>
                <text:p text:style-name="P2">Partnered with a media vendor to run a blogger review campaign that generated 40,000+ page views, 1,000,000+ impressions, and included an e-blast/newsletter sent to 330,000 Canadians</text:p>
              </text:list-item>
            </text:list>
            <text:p text:style-name="Table_20_Contents"><text:soft-page-break/></text:p>
          </table:table-cell>
          <table:table-cell table:style-name="Table5.C1" office:value-type="string">
            <text:h text:style-name="P26" text:outline-level="4">Feb 2011 - Nov 2013</text:h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h text:style-name="P15" text:outline-level="2">Hooplah</text:h>
            <text:h text:style-name="P23" text:outline-level="3">SEM Coordinator, <text:span text:style-name="T1">Toronto</text:span></text:h>
            <text:list xml:id="list2949749970953166314" text:style-name="L25">
              <text:list-item>
                <text:p text:style-name="P3"><text:bookmark text:name="experiences1"/>Worked on strategy, set-up and management of PPC/RTB media campaigns</text:p>
              </text:list-item>
              <text:list-item>
                <text:p text:style-name="P3">Wrote copy for both SEM advertising and Facebook advertising</text:p>
              </text:list-item>
              <text:list-item>
                <text:p text:style-name="P3">Supervised the design and development of banner ads</text:p>
              </text:list-item>
            </text:list>
            <text:p text:style-name="Table_20_Contents"/>
          </table:table-cell>
          <table:table-cell table:style-name="Table5.C2" office:value-type="string">
            <text:h text:style-name="P28" text:outline-level="4">Nov 2010 - Jan 2011</text:h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h text:style-name="P15" text:outline-level="2">Dentistry on Greenlane, <text:span text:style-name="T1">Toronto</text:span></text:h>
            <text:h text:style-name="P23" text:outline-level="3">Receptionist</text:h>
            <text:list xml:id="list2276928810440057099" text:style-name="L27">
              <text:list-item>
                <text:p text:style-name="P4"><text:bookmark text:name="experiences2"/>Responsible for coordinating schedules and organizing office affairs</text:p>
              </text:list-item>
              <text:list-item>
                <text:p text:style-name="P4">Provided customer service and dealt with customer complaints</text:p>
              </text:list-item>
              <text:list-item>
                <text:p text:style-name="P4">Supervised the design and development of banner ads</text:p>
              </text:list-item>
            </text:list>
            <text:p text:style-name="Table_20_Contents"/>
          </table:table-cell>
          <table:table-cell table:style-name="Table5.C2" office:value-type="string">
            <text:h text:style-name="P28" text:outline-level="4">May 2010 - Jan 2011</text:h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h text:style-name="P15" text:outline-level="2">Education</text:h>
            <text:h text:style-name="P18" text:outline-level="2">Bitmaker Labs, <text:span text:style-name="T1">Toronto</text:span></text:h>
            <text:h text:style-name="P20" text:outline-level="3">Full Stack Web Development Program</text:h>
            <text:list xml:id="list5367593581831971500" text:style-name="L28">
              <text:list-item>
                <text:p text:style-name="P5">Learning to program web apps using HTML, CSS, Javascript, Ruby, Ruby on Rails</text:p>
              </text:list-item>
            </text:list>
            <text:p text:style-name="Table_20_Contents"/>
          </table:table-cell>
          <table:table-cell table:style-name="Table6.B1" office:value-type="string">
            <text:h text:style-name="P27" text:outline-level="4">Jan 2014 - Mar 2014</text:h>
          </table:table-cell>
        </table:table-row>
        <table:table-row>
          <table:table-cell table:style-name="Table6.A2" office:value-type="string">
            <text:h text:style-name="P15" text:outline-level="2">University of Western Ontario, <text:span text:style-name="T1">Toronto</text:span></text:h>
            <text:h text:style-name="P21" text:outline-level="3">Bachelor of Arts, Double Major in Classical Studies and Psychology</text:h>
            <text:list xml:id="list788419587311141717" text:style-name="L29">
              <text:list-item>
                <text:p text:style-name="P6">Early acceptance into an Arts degree with an average of 85%</text:p>
              </text:list-item>
            </text:list>
            <text:p text:style-name="Table_20_Contents"/>
          </table:table-cell>
          <table:table-cell table:style-name="Table6.B2" office:value-type="string">
            <text:h text:style-name="P28" text:outline-level="4">2006-2010</text:h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h text:style-name="P15" text:outline-level="2">Activities</text:h>
            <text:p text:style-name="Text_20_body"/>
            <text:list xml:id="list2547114710125994059" text:style-name="L30">
              <text:list-item>
                <text:list>
                  <text:list-item>
                    <text:list>
                      <text:list-item>
                        <text:h text:style-name="P22" text:outline-level="3">Completed the George Brown Continuing Education Culinary Arts 1 Course</text:h>
                      </text:list-item>
                      <text:list-item>
                        <text:h text:style-name="P22" text:outline-level="3">Completed the Goodlife Fitness Half Marathon</text:h>
                      </text:list-item>
                      <text:list-item>
                        <text:h text:style-name="P22" text:outline-level="3">First Aid Certified through Magen David Adom Junior Paramedic Program</text:h>
                      </text:list-item>
                      <text:list-item>
                        <text:h text:style-name="P22" text:outline-level="3">Completed the dramatic arts exams at Trinity College of Londo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h text:style-name="P14" text:outline-level="2">Skills</text:h>
            <text:p text:style-name="Table_20_Contents"/>
          </table:table-cell>
          <table:table-cell table:style-name="Table8.A1" office:value-type="string">
            <text:h text:style-name="P16" text:outline-level="2">Digital Campaign Development</text:h>
            <text:p text:style-name="P12"><text:span text:style-name="T3">Proven ability to develop, manage and report on data driven campaigns that exceed client KPI's.</text:span></text:p>
          </table:table-cell>
          <table:table-cell table:style-name="Table8.A1" office:value-type="string">
            <text:h text:style-name="P16" text:outline-level="2">Creativity</text:h>
            <text:p text:style-name="P10">Identifying challenges and developing creative solutions that best leverage the available assets.</text:p>
            <text:p text:style-name="P24"/>
          </table:table-cell>
          <table:table-cell table:style-name="Table8.D1" office:value-type="string">
            <text:h text:style-name="P16" text:outline-level="2">Relationship Building</text:h>
            <text:p text:style-name="P10">Excellent at developing and nurturing long-term client relationships, and enjoys working with members of a team.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OpenSymbol" svg:font-family="OpenSymbo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a Quint</meta:initial-creator>
    <meta:creation-date>2014-03-08T16:10:21</meta:creation-date>
    <dc:date>2014-03-08T17:20:32</dc:date>
    <dc:creator>Jenna Quint</dc:creator>
    <meta:editing-duration>PT1H10M23S</meta:editing-duration>
    <meta:editing-cycles>8</meta:editing-cycles>
    <meta:generator>OpenOffice/4.0.1$Unix OpenOffice.org_project/401m5$Build-9714</meta:generator>
    <meta:document-statistic meta:table-count="8" meta:image-count="0" meta:object-count="0" meta:page-count="3" meta:paragraph-count="72" meta:word-count="530" meta:character-count="3520"/>
  </office:meta>
</office:document-meta>
</file>